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d428" draw:textarea-horizontal-align="justify" draw:textarea-vertical-align="middle" draw:auto-grow-height="false" fo:min-height="0.5cm" fo:min-width="0.2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8.14cm" fo:min-width="6.621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0.367cm" fo:min-width="5.80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0.5cm" fo:min-width="7.75cm" fo:padding-top="0.165cm" fo:padding-bottom="0.165cm" fo:padding-left="0.29cm" fo:padding-right="0.29cm"/>
    </style:style>
    <style:style style:name="gr5" style:family="graphic" style:parent-style-name="standard">
      <style:graphic-properties svg:stroke-color="#111111" draw:fill-color="#000000" draw:textarea-horizontal-align="justify" draw:textarea-vertical-align="middle" draw:auto-grow-height="false" fo:min-height="0cm" fo:min-width="2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5cm" fo:min-width="3.5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-color="#ffd428"/>
      <style:paragraph-properties fo:text-align="center"/>
    </style:style>
    <style:style style:name="P2" style:family="paragraph">
      <loext:graphic-properties draw:fill-color="#ff972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5cm" svg:height="0.75cm" svg:x="7.5cm" svg:y="1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9.25cm" svg:y="1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11.25cm" svg:y="1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13cm" svg:y="1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01cm" svg:height="8.47cm" svg:x="7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25cm" svg:height="0.807cm" svg:x="6.5cm" svg:y="11.693cm">
          <text:p/>
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8.25cm" svg:height="0.807cm" draw:transform="rotate (-3.14159265358979) translate (14.75cm 21.807cm)">
          <text:p/>
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8.25cm" svg:height="0.75cm" svg:x="6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25cm" svg:height="0.75cm" svg:x="6.5cm" svg:y="2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7.5cm" svg:y="13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11.25cm" svg:y="13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7.5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11.25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7.5cm" svg:y="14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11.25cm" svg:y="14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7.5cm" svg:y="1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11.25cm" svg:y="1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7.5cm" svg:y="16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11.25cm" svg:y="16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7.5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11.25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7.5cm" svg:y="17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11.25cm" svg:y="17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7.5cm" svg:y="1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11.25cm" svg:y="1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7.5cm" svg:y="19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11.25cm" svg:y="19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7.5cm" svg:y="2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5cm" svg:x="11.25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cm" svg:height="0.75cm" svg:x="8.5cm" svg:y="20.75cm">
          <text:p text:style-name="P4"><text:span text:style-name="T1">USRP B2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6T16:24:03.655698877</meta:creation-date>
    <meta:editing-duration>PT2M50S</meta:editing-duration>
    <meta:editing-cycles>2</meta:editing-cycles>
    <meta:generator>LibreOffice/7.3.7.2$Linux_X86_64 LibreOffice_project/30$Build-2</meta:generator>
    <dc:date>2024-04-06T16:24:13.052283824</dc:date>
    <meta:document-statistic meta:object-count="30"/>
  </office:meta>
</office:document-meta>
</file>